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ndarra" svg:font-family="Candarra"/>
    <style:font-face style:name="Cndara" svg:font-family="Cndara"/>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Candara1" svg:font-family="Candara" style:font-adornments="Standar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left="0cm" fo:margin-right="0cm" fo:margin-top="0cm" fo:margin-bottom="0.18cm" fo:text-indent="0cm" style:auto-text-indent="false" style:page-number="auto"/>
      <style:text-properties style:font-name="Cambria" fo:font-size="10pt" style:font-size-asian="10pt" style:font-size-complex="10pt"/>
    </style:style>
    <style:style style:name="P2" style:family="paragraph" style:parent-style-name="Standard">
      <style:paragraph-properties fo:margin-left="0cm" fo:margin-right="0cm" fo:margin-top="0cm" fo:margin-bottom="0.18cm" fo:text-indent="0cm" style:auto-text-indent="false">
        <style:tab-stops>
          <style:tab-stop style:position="0.453cm"/>
        </style:tab-stops>
      </style:paragraph-properties>
      <style:text-properties style:font-name="Candara" fo:font-size="8pt" style:font-size-asian="8pt" style:font-size-complex="8pt"/>
    </style:style>
    <style:style style:name="P3" style:family="paragraph" style:parent-style-name="Standard">
      <style:paragraph-properties fo:margin-left="0cm" fo:margin-right="0cm" fo:margin-top="0cm" fo:margin-bottom="0.18cm" fo:text-indent="0cm" style:auto-text-indent="false"/>
      <style:text-properties style:font-name="Candara" fo:font-size="8pt" style:font-size-asian="8pt" style:font-size-complex="8pt"/>
    </style:style>
    <style:style style:name="P4" style:family="paragraph" style:parent-style-name="Standard">
      <style:paragraph-properties fo:margin-left="0cm" fo:margin-right="0cm" fo:margin-top="0cm" fo:margin-bottom="0.18cm" fo:text-indent="0cm" style:auto-text-indent="false"/>
      <style:text-properties style:font-name="Cambria" fo:font-size="10pt" style:font-size-asian="10pt" style:font-size-complex="10pt"/>
    </style:style>
    <style:style style:name="P5" style:family="paragraph" style:parent-style-name="Standard">
      <style:text-properties style:font-name="Candara" fo:font-size="8pt" style:font-size-asian="8pt" style:font-size-complex="8pt"/>
    </style:style>
    <style:style style:name="P6" style:family="paragraph" style:parent-style-name="Standard" style:master-page-name="">
      <style:paragraph-properties fo:margin-left="0cm" fo:margin-right="0cm" fo:margin-top="0cm" fo:margin-bottom="0.18cm" fo:text-indent="0cm" style:auto-text-indent="false" style:page-number="auto"/>
      <style:text-properties style:font-name="Cambria" fo:font-size="10pt" style:font-size-asian="10pt" style:font-size-complex="10pt"/>
    </style:style>
    <style:style style:name="P7" style:family="paragraph" style:parent-style-name="Text_20_body" style:master-page-name="">
      <style:paragraph-properties fo:margin-top="0cm" fo:margin-bottom="0cm" fo:orphans="2" fo:widows="2" style:page-number="auto" fo:keep-with-next="auto"/>
      <style:text-properties style:font-name="Cambria" fo:font-size="10pt" style:font-size-asian="10pt" style:font-size-complex="10pt"/>
    </style:style>
    <style:style style:name="P8" style:family="paragraph" style:parent-style-name="Text_20_body">
      <style:paragraph-properties fo:margin-top="0cm" fo:margin-bottom="0cm" fo:orphans="2" fo:widows="2" fo:keep-with-next="auto"/>
      <style:text-properties style:font-name="Candara" fo:font-size="20pt" fo:font-weight="bold" style:font-size-asian="20pt" style:font-weight-asian="bold" style:font-size-complex="20pt" style:font-weight-complex="bold"/>
    </style:style>
    <style:style style:name="P9" style:family="paragraph" style:parent-style-name="Text_20_body">
      <style:paragraph-properties fo:margin-top="0cm" fo:margin-bottom="0.18cm" fo:orphans="2" fo:widows="2"/>
      <style:text-properties style:font-name="Cambria" fo:font-size="10pt" style:font-size-asian="10pt" style:font-size-complex="10pt"/>
    </style:style>
    <style:style style:name="P10" style:family="paragraph" style:parent-style-name="Text_20_body">
      <style:paragraph-properties fo:margin-top="0cm" fo:margin-bottom="0.18cm" fo:orphans="2" fo:widows="2" fo:keep-with-next="auto"/>
      <style:text-properties style:font-name="Cambria" fo:font-size="10pt" style:font-size-asian="10pt" style:font-size-complex="10pt"/>
    </style:style>
    <style:style style:name="P11" style:family="paragraph" style:parent-style-name="Standard">
      <style:text-properties style:font-name="Candara" fo:font-size="8pt" style:font-size-asian="8pt" style:font-size-complex="8pt"/>
    </style:style>
    <style:style style:name="P12" style:family="paragraph" style:parent-style-name="Standard" style:list-style-name="L1" style:master-page-name="">
      <style:paragraph-properties fo:margin-left="0cm" fo:margin-right="0cm" fo:margin-top="0cm" fo:margin-bottom="0.18cm" fo:orphans="2" fo:widows="2" fo:text-indent="0cm" style:auto-text-indent="false" style:page-number="auto" fo:keep-with-next="always"/>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P13" style:family="paragraph" style:parent-style-name="Standard">
      <style:paragraph-properties fo:margin-left="0cm" fo:margin-right="0cm" fo:margin-top="0cm" fo:margin-bottom="0.18cm" fo:text-indent="0cm" style:auto-text-indent="false"/>
      <style:text-properties style:font-name="Candara" fo:font-size="8pt" style:font-size-asian="8pt" style:font-size-complex="8pt"/>
    </style:style>
    <style:style style:name="P14" style:family="paragraph" style:parent-style-name="Standard">
      <style:paragraph-properties fo:margin-left="0cm" fo:margin-right="0cm" fo:margin-top="0cm" fo:margin-bottom="0.18cm" fo:text-indent="0cm" style:auto-text-indent="false">
        <style:tab-stops>
          <style:tab-stop style:position="0.453cm"/>
        </style:tab-stops>
      </style:paragraph-properties>
      <style:text-properties style:font-name="Candara" fo:font-size="8pt" style:font-size-asian="8pt" style:font-size-complex="8pt"/>
    </style:style>
    <style:style style:name="P15" style:family="paragraph" style:parent-style-name="Standard">
      <style:paragraph-properties fo:margin-left="0cm" fo:margin-right="0cm" fo:margin-top="0cm" fo:margin-bottom="0.18cm" fo:text-indent="0cm" style:auto-text-indent="false"/>
      <style:text-properties style:font-name="Cambria" fo:font-size="10pt" style:font-size-asian="10pt" style:font-size-complex="10pt"/>
    </style:style>
    <style:style style:name="P16" style:family="paragraph" style:parent-style-name="Standard" style:list-style-name="L1">
      <style:paragraph-properties fo:margin-left="0cm" fo:margin-right="0cm" fo:margin-top="0cm" fo:margin-bottom="0.18cm" fo:orphans="2" fo:widows="2" fo:text-indent="0cm" style:auto-text-indent="false"/>
      <style:text-properties style:font-name="Cambria" fo:font-size="10pt" fo:font-style="italic" style:font-size-asian="10pt" style:font-style-asian="italic" style:font-size-complex="10pt" style:font-style-complex="italic"/>
    </style:style>
    <style:style style:name="P17" style:family="paragraph" style:parent-style-name="Standard" style:list-style-name="L1">
      <style:paragraph-properties fo:margin-left="0cm" fo:margin-right="0cm" fo:margin-top="0cm" fo:margin-bottom="0.18cm" fo:orphans="2" fo:widows="2" fo:text-indent="0cm" style:auto-text-indent="false"/>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P18" style:family="paragraph" style:parent-style-name="Standard" style:list-style-name="L1">
      <style:paragraph-properties fo:margin-left="0cm" fo:margin-right="0cm" fo:margin-top="0cm" fo:margin-bottom="0.18cm" fo:orphans="2" fo:widows="2" fo:text-indent="0cm" style:auto-text-indent="false"/>
      <style:text-properties style:font-name="Cambria"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Standard" style:list-style-name="L1">
      <style:paragraph-properties fo:margin-left="0cm" fo:margin-right="0cm" fo:margin-top="0cm" fo:margin-bottom="0.18cm" fo:orphans="2" fo:widows="2" fo:text-indent="0cm" style:auto-text-indent="false" fo:keep-with-next="always"/>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list-style-name="L1">
      <style:paragraph-properties fo:margin-left="0cm" fo:margin-right="0cm" fo:margin-top="0cm" fo:margin-bottom="0.18cm" fo:orphans="2" fo:widows="2" fo:text-indent="0cm" style:auto-text-indent="false" fo:keep-with-next="auto"/>
      <style:text-properties style:font-name="Cambria" fo:font-size="10pt" fo:font-weight="bold" style:font-size-asian="10pt" style:font-weight-asian="bold" style:font-size-complex="10pt" style:font-weight-complex="bold"/>
    </style:style>
    <style:style style:name="P21" style:family="paragraph" style:parent-style-name="Standard" style:list-style-name="L1">
      <style:paragraph-properties fo:margin-left="0cm" fo:margin-right="0cm" fo:margin-top="0cm" fo:margin-bottom="0.18cm" fo:orphans="2" fo:widows="2" fo:text-indent="0cm" style:auto-text-indent="false" fo:keep-with-next="auto"/>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P22" style:family="paragraph" style:parent-style-name="Standard" style:list-style-name="L1">
      <style:paragraph-properties fo:margin-left="0cm" fo:margin-right="0cm" fo:margin-top="0cm" fo:margin-bottom="0.18cm" fo:text-align="justify" style:justify-single-word="false" fo:orphans="2" fo:widows="2" fo:text-indent="0cm" style:auto-text-indent="false" fo:keep-with-next="auto"/>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P23" style:family="paragraph" style:parent-style-name="Standard" style:list-style-name="L1">
      <style:paragraph-properties fo:margin-left="0cm" fo:margin-right="0cm" fo:margin-top="0cm" fo:margin-bottom="0.18cm" fo:orphans="2" fo:widows="2" fo:text-indent="0cm" style:auto-text-indent="false" fo:keep-with-next="auto"/>
      <style:text-properties style:font-name="Cambria" fo:font-size="10pt" fo:font-style="italic" style:font-size-asian="10pt" style:font-style-asian="italic" style:font-size-complex="10pt" style:font-style-complex="italic"/>
    </style:style>
    <style:style style:name="P24" style:family="paragraph" style:parent-style-name="Standard" style:list-style-name="L1">
      <style:paragraph-properties fo:margin-left="0cm" fo:margin-right="0cm" fo:margin-top="0cm" fo:margin-bottom="0.18cm" fo:orphans="2" fo:widows="2" fo:text-indent="0cm" style:auto-text-indent="false" fo:keep-with-next="auto"/>
      <style:text-properties style:font-name="Cambria"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list-style-name="L1">
      <style:paragraph-properties fo:margin-left="0cm" fo:margin-right="0cm" fo:margin-top="0cm" fo:margin-bottom="0.18cm" fo:orphans="2" fo:widows="2" fo:text-indent="0cm" style:auto-text-indent="false" fo:keep-with-next="auto"/>
      <style:text-properties style:font-name="Cambria" fo:font-size="10pt" fo:font-style="normal" fo:font-weight="bold" style:font-size-asian="10pt" style:font-style-asian="normal" style:font-weight-asian="bold" style:font-size-complex="10pt" style:font-style-complex="normal" style:font-weight-complex="bold"/>
    </style:style>
    <style:style style:name="P26" style:family="paragraph" style:parent-style-name="Standard" style:list-style-name="L1" style:master-page-name="">
      <style:paragraph-properties fo:margin-left="0cm" fo:margin-right="0cm" fo:margin-top="0cm" fo:margin-bottom="0.18cm" fo:orphans="2" fo:widows="2" fo:text-indent="0cm" style:auto-text-indent="false" style:page-number="auto" fo:keep-with-next="always"/>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P27" style:family="paragraph" style:parent-style-name="Standard" style:list-style-name="L1" style:master-page-name="">
      <style:paragraph-properties fo:margin-left="0cm" fo:margin-right="0cm" fo:margin-top="0cm" fo:margin-bottom="0.18cm" fo:orphans="2" fo:widows="2" fo:text-indent="0cm" style:auto-text-indent="false" style:page-number="auto" fo:keep-with-next="always"/>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P28" style:family="paragraph" style:parent-style-name="Standard" style:list-style-name="L1" style:master-page-name="">
      <style:paragraph-properties fo:margin-left="0cm" fo:margin-right="0cm" fo:margin-top="0cm" fo:margin-bottom="0.18cm" fo:orphans="2" fo:widows="2" fo:text-indent="0cm" style:auto-text-indent="false" style:page-number="auto" fo:keep-with-next="always"/>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P29" style:family="paragraph" style:parent-style-name="Standard" style:list-style-name="L1" style:master-page-name="">
      <style:paragraph-properties fo:margin-left="0cm" fo:margin-right="0cm" fo:margin-top="0cm" fo:margin-bottom="0.18cm" fo:orphans="2" fo:widows="2" fo:text-indent="0cm" style:auto-text-indent="false" style:page-number="auto" fo:keep-with-next="always"/>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Standard" style:list-style-name="L1" style:master-page-name="">
      <style:paragraph-properties fo:margin-left="0cm" fo:margin-right="0cm" fo:margin-top="0cm" fo:margin-bottom="0.18cm" fo:orphans="2" fo:widows="2" fo:text-indent="0cm" style:auto-text-indent="false" style:page-number="auto" fo:keep-with-next="auto"/>
      <style:text-properties style:font-name="Cambria" fo:font-size="10pt" fo:font-style="italic" style:font-size-asian="10pt" style:font-style-asian="italic" style:font-size-complex="10pt" style:font-style-complex="italic"/>
    </style:style>
    <style:style style:name="P31" style:family="paragraph" style:parent-style-name="Standard" style:list-style-name="L1" style:master-page-name="">
      <style:paragraph-properties fo:margin-left="0cm" fo:margin-right="0cm" fo:margin-top="0cm" fo:margin-bottom="0.18cm" fo:orphans="2" fo:widows="2" fo:text-indent="0cm" style:auto-text-indent="false" style:page-number="auto" fo:keep-with-next="always"/>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list-style-name="L1">
      <style:paragraph-properties fo:margin-left="0cm" fo:margin-right="0cm" fo:margin-top="0cm" fo:margin-bottom="0.18cm" fo:orphans="2" fo:widows="2" fo:text-indent="0cm" style:auto-text-indent="false" fo:break-before="page"/>
      <style:text-properties style:font-name="Cambria" fo:font-size="10pt" fo:font-style="normal" fo:font-weight="bold" style:font-size-asian="10pt" style:font-style-asian="normal" style:font-weight-asian="bold" style:font-size-complex="10pt" style:font-style-complex="normal" style:font-weight-complex="bold"/>
    </style:style>
    <style:style style:name="P33" style:family="paragraph" style:parent-style-name="Standard" style:list-style-name="L1" style:master-page-name="">
      <style:paragraph-properties fo:margin-left="0cm" fo:margin-right="0cm" fo:margin-top="0cm" fo:margin-bottom="0.18cm" fo:orphans="2" fo:widows="2" fo:text-indent="0cm" style:auto-text-indent="false" style:page-number="auto" fo:keep-with-next="always"/>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Standard" style:list-style-name="L1" style:master-page-name="">
      <style:paragraph-properties fo:margin-left="0cm" fo:margin-right="0cm" fo:margin-top="0cm" fo:margin-bottom="0.18cm" fo:orphans="2" fo:widows="2" fo:text-indent="0cm" style:auto-text-indent="false" style:page-number="auto" fo:keep-with-next="always"/>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P35" style:family="paragraph" style:parent-style-name="Standard" style:list-style-name="L1" style:master-page-name="">
      <style:paragraph-properties fo:margin-left="0cm" fo:margin-right="0cm" fo:margin-top="0cm" fo:margin-bottom="0.18cm" fo:orphans="2" fo:widows="2" fo:text-indent="0cm" style:auto-text-indent="false" style:page-number="auto" fo:keep-with-next="always"/>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style:font-name="Candara"/>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Cambria" fo:font-style="normal" style:font-style-asian="normal" style:font-style-complex="normal"/>
    </style:style>
    <style:style style:name="T5" style:family="text">
      <style:text-properties style:font-name="Cambria" fo:font-size="10pt" fo:font-style="italic" style:font-size-asian="10pt" style:font-style-asian="italic" style:font-size-complex="10pt" style:font-style-complex="italic"/>
    </style:style>
    <style:style style:name="T6" style:family="text">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style:font-name="Candara"/>
    </style:style>
    <style:style style:name="T8" style:family="text">
      <style:text-properties style:font-name="Candara" fo:font-style="normal" style:font-style-asian="normal" style:font-style-complex="normal"/>
    </style:style>
    <style:style style:name="T9" style:family="text">
      <style:text-properties style:font-name="Candara"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style>
    <style:style style:name="T12" style:family="text">
      <style:text-properties style:font-name="Candara1" fo:font-style="normal"/>
    </style:style>
    <style:style style:name="T13" style:family="text">
      <style:text-properties style:font-name="Candara1" fo:font-style="normal" style:font-style-asian="normal" style:font-style-complex="normal"/>
    </style:style>
    <style:style style:name="T14" style:family="text">
      <style:text-properties style:font-weight-asian="normal"/>
    </style:style>
    <style:style style:name="T15" style:family="text">
      <style:text-properties style:font-weight-complex="normal"/>
    </style:style>
    <style:style style:name="T16" style:family="text">
      <style:text-properties fo:color="#0000ff"/>
    </style:style>
    <style:style style:name="T17" style:family="text">
      <style:text-properties fo:color="#0000ff" fo:font-weight="bold" style:font-weight-asian="bold" style:font-weight-complex="bold"/>
    </style:style>
    <style:style style:name="T18" style:family="text">
      <style:text-properties fo:color="#ff0000"/>
    </style:style>
    <style:style style:name="T19" style:family="text">
      <style:text-properties fo:color="#ff0000" fo:font-weight="bold" style:font-weight-asian="bold" style:font-weight-complex="bold"/>
    </style:style>
    <style:style style:name="fr1" style:family="graphic" style:parent-style-name="Frame">
      <style:graphic-properties fo:margin-left="0.199cm" fo:margin-right="0cm" fo:margin-top="0cm" fo:margin-bottom="0.199cm" style:wrap="left" style:number-wrapped-paragraphs="no-limit" style:vertical-pos="from-top" style:vertical-rel="page" style:horizontal-pos="from-left" style:horizontal-rel="page"/>
    </style:style>
    <style:style style:name="fr2" style:family="graphic" style:parent-style-name="Formula">
      <style:graphic-properties style:wrap="parallel" style:number-wrapped-paragraphs="no-limit" style:wrap-contour="true" style:wrap-contour-mode="full" style:vertical-pos="from-top" style:horizontal-pos="from-left" style:horizontal-rel="paragraph"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498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12.291cm" svg:y="3.766cm" svg:width="6.708cm" draw:z-index="0">
        <draw:text-box fo:min-height="9.493cm">
          <text:p text:style-name="P1">Auszug aus dem Skript, Abschnitt 7.1:</text:p>
          <text:p text:style-name="P2">(define-struct gcircle<text:line-break/><text:span text:style-name="T1">    </text:span>(center radius))</text:p>
          <text:p text:style-name="P3">(define-struct grectangle<text:line-break/><text:span text:style-name="T1">    </text:span>(corner-ul corner-dr))</text:p>
          <text:p text:style-name="P3">; A GCircle is (make-gcircle Posn Number)<text:line-break/>; interp. the geometrical representation of a circle</text:p>
          <text:p text:style-name="P3">; A GRrectangle is (make-grectangle Posn Posn)<text:line-break/>; interp. the geometrical representation of a rectangle<text:line-break/>; where corner-ul is the upper left corner<text:line-break/>; and corner-dr the down right corner</text:p>
          <text:p text:style-name="P3">; A Shape is one of:<text:line-break/>;<text:span text:style-name="T1">   </text:span>- a Gcircle<text:line-break/>;<text:span text:style-name="T1">   </text:span>- a Grectangle<text:line-break/>; interp. a geometrical shape</text:p>
          <text:p text:style-name="P4">Definition der eingebauten Struktur posn:</text:p>
          <text:p text:style-name="P5">(define-struct posn</text:p>
          <text:p text:style-name="P3"><text:span text:style-name="T1">    (x y))</text:span></text:p>
          <text:p text:style-name="P3">; A Posn is a structure: (make-posn Number Number)<text:line-break/>; interp. a vector with x and y components<text:line-break/>; <text:s text:c="2"/>(the origin is in the top-left corner of the scene!)</text:p>
        </draw:text-box>
      </draw:frame>
      <text:p text:style-name="P7">Konzepte der Programmiersprachen, Sommersemester 2012</text:p>
      <text:p text:style-name="P8">Hausaufgabe zu Polynomtypen und Rekursion</text:p>
      <text:p text:style-name="P10"/>
      <text:p text:style-name="P9">In dieser Hausaufgabe schreiben Sie ein Programm, bei dem mehrere geometrische Formen über den Bildschirm fliegen und vom Rand des Fenster abprallen. Die Formen sind normalerweise <text:span text:style-name="T17">blau</text:span>, aber wenn der Benutzer mit der Maus auf eine Form zeigt, wird diese Form <text:span text:style-name="T19">rot</text:span> gezeichnet.</text:p>
      <text:p text:style-name="P9">Sie haben für die Abgabe bis Mittwoch, dem 13. Juni, morgens Zeit, also zwei Wochen. Dafür ist die Hausaufgabe auch ein bißchen größer geraten. Glücklicherweise lassen sich die meisten Teilaufgaben in 3 bis 10 Zeilen erledigen, inkl. Signaturen und Tests etc.</text:p>
      <text:p text:style-name="P9"><text:span text:style-name="T10">Tipp:</text:span> Wenn Sie zwischendurch eine halbfertige Version abgeben, bekommen Sie auch schon früher Feedback! </text:p>
      <text:p text:style-name="P10">Benutzen Sie für diese Hausaufgabe die Datendefinitionen für geometrische Formen aus dem Skript (<text:span text:style-name="T1">Shape</text:span> in Abschnitt 7.1) sowie die fest eingebaute Struktur <text:span text:style-name="T8">posn</text:span><text:span text:style-name="T4">. Verwenden Sie <text:s/></text:span><text:span text:style-name="T8">posn</text:span><text:span text:style-name="T4"> sowohl für Ortsvektoren von Positionen als auch für Bewegungsvektoren.</text:span></text:p>
      <text:list xml:id="list35183209" text:style-name="L1">
        <text:list-item>
          <text:p text:style-name="P20"><text:span text:style-name="T2">Positionen</text:span></text:p>
          <text:list>
            <text:list-item>
              <text:p text:style-name="P21">Entwickeln Sie ein Template <text:span text:style-name="T8">template-for-posn</text:span> für Funktionen, die Positionen konsumieren.</text:p>
            </text:list-item>
            <text:list-item>
              <text:p text:style-name="P12">Entwickeln Sie eine Funktion <text:span text:style-name="T8">distance-from-origin</text:span>, die eine Position konsumiert und den Abstand dieser Position vom Ursprung des Koordinatensystems produziert.</text:p>
              <text:p text:style-name="P19"><text:span text:style-name="T3">Beispiel:</text:span><text:span text:style-name="T2"> </text:span><text:span text:style-name="T8">(distance-from-origin (make-posn 3 -4))</text:span><text:span text:style-name="T2"> soll </text:span><text:span text:style-name="T8">5 </text:span><text:span text:style-name="T2">produzieren.</text:span></text:p>
              <text:p text:style-name="P21"><text:span text:style-name="T3">Tipp:</text:span><text:span text:style-name="T2"> Sie können den Satz des Pythagoras benutzen:</text:span> <draw:frame draw:style-name="fr2" draw:name="Objekt1" text:anchor-type="as-char" svg:y="-0.423cm" svg:width="2.815cm" svg:height="0.51cm" draw:z-index="1"><draw:object xlink:href="./Object 1" xlink:type="simple" xlink:show="embed" xlink:actuate="onLoad"/><draw:image xlink:href="./ObjectReplacements/Object 1" xlink:type="simple" xlink:show="embed" xlink:actuate="onLoad"/><draw:contour-polygon svg:width="2.73cm" svg:height="0.466cm" svg:viewBox="0 0 2730 466" draw:points="1777,21 1777,42 1777,63 1777,84 1756,106 1756,127 232,148 232,169 232,190 232,212 148,233 126,254 105,275 105,296 84,318 84,339 84,360 105,381 105,402 126,424 1714,445 2412,466 2518,466 2518,445 2539,424 2539,402 2561,381 2561,360 2582,339 2582,318 2603,296 2603,275 2603,254 2709,233 2730,212 2709,190 2709,169 2709,148 2709,127 2709,106 1820,84 2730,63 2730,42 2730,21" draw:recreate-on-edit="true"/></draw:frame></text:p>
            </text:list-item>
            <text:list-item>
              <text:p text:style-name="P12">Entwickeln Sie eine Funktion <text:span text:style-name="T12">posn*</text:span>, die eine Zahl und eine Position konsumiert und eine Position produziert, bei der beide Komponenten der Position mit der Zahl multipliziert sind.</text:p>
              <text:p text:style-name="P24"><text:span text:style-name="T10">Beispiel:</text:span> <text:span text:style-name="T1">(posn* 2 (make-posn 3 -4))</text:span> soll <text:span text:style-name="T1">(make-posn 6 -8) </text:span>produzieren.</text:p>
            </text:list-item>
            <text:list-item>
              <text:p text:style-name="P12">Entwickeln Sie eine Funktion <text:span text:style-name="T8">bounce-leftwards</text:span>, die eine Position konsumiert und eine Position produziert, die bei Bedarf so an der Y-Achse gespiegelt wurde, daß die X-Komponente negativ ist.</text:p>
              <text:p text:style-name="P24"><text:span text:style-name="T10">Beispiel:</text:span> <text:span text:style-name="T1">(bounce-posn-leftwards (make-posn 3 -4)) soll</text:span> <text:span text:style-name="T1">(make-posn -3 -4)</text:span> produzieren.</text:p>
            </text:list-item>
            <text:list-item>
              <text:p text:style-name="P12">Entwickeln Sie eine Funktion <text:span text:style-name="T8">bounce-rightwards</text:span>, die eine Position konsumiert und eine Position produziert, die bei Bedarf so an der Y-Achse gespiegelt ist, daß die X-Komponente positiv ist.</text:p>
              <text:p text:style-name="P24"><text:span text:style-name="T10">Beispiel:</text:span> <text:span text:style-name="T1">(bounce-posn-rightwards (make-posn 3 -4)) soll</text:span> <text:span text:style-name="T1">(make-posn 3 -4)</text:span> produzieren.</text:p>
            </text:list-item>
            <text:list-item>
              <text:p text:style-name="P12">Entwickeln Sie eine Funktion <text:span text:style-name="T8">bounce-downwards</text:span>, die eine Position konsumiert und eine Position produziert, die bei Bedarf so an der X-Achse gespiegelt ist, daß die Y-Komponente positiv ist.</text:p>
              <text:p text:style-name="P24"><text:span text:style-name="T10">Beispiel:</text:span> <text:span text:style-name="T1">(bounce-posn-downwards (make-posn 3 -4)) </text:span>soll <text:span text:style-name="T1">(make-posn 3 4)</text:span> produzieren.</text:p>
            </text:list-item>
            <text:list-item>
              <text:p text:style-name="P12">Entwickeln Sie eine Funktion <text:span text:style-name="T8">bounce-upwards</text:span>, die eine Position konsumiert und eine Position produziert, bei bei Bedarf so an der X-Achse gespiegelt ist, daß die Y-Komponente negativ ist.</text:p>
              <text:p text:style-name="P24"><text:span text:style-name="T10">Beispiel:</text:span> <text:span text:style-name="T1">(bounce-posn-upwards (make-posn 3 -4)) </text:span>soll <text:span text:style-name="T1">(make-posn 3 -4).</text:span></text:p>
            </text:list-item>
          </text:list>
        </text:list-item>
        <text:list-item>
          <text:p text:style-name="P32">Mehrere Positionen</text:p>
          <text:list>
            <text:list-item>
              <text:p text:style-name="P21">Entwickeln Sie ein Template <text:span text:style-name="T13">template-for-2-posn</text:span><text:span text:style-name="T8"> </text:span>für Funktionen, die zwei Positionen konsumieren.</text:p>
            </text:list-item>
            <text:list-item>
              <text:p text:style-name="P12">Entwickeln Sie eine Funktion <text:span text:style-name="T12">posn+</text:span>, die zwei Positionen konsumiert und eine Position produziert, bei der die Argumente komponentenweise aufeinander addiert sind.</text:p>
              <text:p text:style-name="P24"><text:span text:style-name="T10">Beispiel:</text:span> <text:span text:style-name="T1">(posn+ (make-posn 1 2) (make-posn 3 -4))</text:span> soll <text:span text:style-name="T1">(make-posn 4 -2)</text:span> produzieren.</text:p>
            </text:list-item>
            <text:list-item>
              <text:p text:style-name="P21">Entwickeln Sie eine Funktion <text:span text:style-name="T12">posn-</text:span>, die zwei Positionen konsumiert und eine Position produziert, bei der die Argumente komponentenweise voneinander abgezogen sind.</text:p>
              <text:p text:style-name="P24"><text:span text:style-name="T10">Beispiel:</text:span> <text:span text:style-name="T1">(posn- (make-posn 4 -2) (make-posn 1 2))</text:span> soll <text:span text:style-name="T1">(make-posn 3 -4)</text:span> produzieren.</text:p>
            </text:list-item>
            <text:list-item>
              <text:p text:style-name="P12">Entwickeln Sie eine Funktion <text:span text:style-name="T12">distance</text:span>, die zwei Positionen konsumiert und den Abstand zwischen den Positionen produziert.</text:p>
              <text:p text:style-name="P24"><text:span text:style-name="T10">Beispiel:</text:span> <text:span text:style-name="T1">(distance (make-posn 1 2) (make-posn 4 -2))</text:span> soll <text:span text:style-name="T1">5</text:span> produzieren.</text:p>
            </text:list-item>
          </text:list>
        </text:list-item>
        <text:list-item>
          <text:p text:style-name="P25">Geometrische Formen</text:p>
          <text:list>
            <text:list-item>
              <text:p text:style-name="P23">Entwickeln Sie ein Template <text:span text:style-name="T8">template-for-shape</text:span> für Funktionen, die geometrischen Formen konsumieren.</text:p>
            </text:list-item>
            <text:list-item>
              <text:p text:style-name="P16">Entwickeln Sie eine Funktion <text:span text:style-name="T8">shape-center</text:span>, die eine geometrische Form konsumiert und die Position produziert, die in der Mitte der Form ist.</text:p>
            </text:list-item>
            <text:list-item>
              <text:p text:style-name="P23">Entwickeln Sie eine Funktion <text:span text:style-name="T8">move-shape</text:span>, die eine geometrische Form und einen Bewegungsvektor konsumiert und eine geometrische Form produziert, die gemäß dem Bewegungsvektor verschoben wurde.</text:p>
            </text:list-item>
            <text:list-item>
              <text:p text:style-name="P23">Entwickeln Sie eine Funktion <text:span text:style-name="T8">shape-touches-x</text:span>, die eine geometrische Form und eine X-Koordinate konsumiert und entweder <text:span text:style-name="T1">true</text:span> oder <text:span text:style-name="T1">false</text:span> produziert, je nachdem, ob sich die Form und die senkrechte Linie an der X-Koordinate schneiden.</text:p>
            </text:list-item>
            <text:list-item>
              <text:p text:style-name="P23">Entwickeln Sie eine Funktion<text:span text:style-name="T1"> </text:span><text:span text:style-name="T8">shape-touches-y</text:span>, die eine geometrische Form und eine Y-Koordinate konsumiert und entweder <text:span text:style-name="T9">true</text:span> oder <text:span text:style-name="T8">false</text:span> produziert, je nachdem, ob sich die Form und die waagerechte Linie an der Y-Koordinate schneiden. </text:p>
            </text:list-item>
            <text:list-item>
              <text:p text:style-name="P23">Entwickeln Sie eine Funktion <text:span text:style-name="T8">posn-in-shape</text:span>, die eine geometrische Form und eine Position konsumiert und entweder <text:span text:style-name="T8">true</text:span> oder <text:span text:style-name="T8">false</text:span> produziert, je nachdem, ob der Punkt innerhalb der Form liegt oder nicht.</text:p>
            </text:list-item>
            <text:list-item>
              <text:p text:style-name="P16">Entwickeln Sie eine Funktion <text:span text:style-name="T9">shape-color</text:span>, die die Position des Mauszeigers und eine geometrische Form konsumiert und die Farbe produziert, in der die geometrische Form gemalt werden muß.</text:p>
            </text:list-item>
            <text:list-item>
              <text:p text:style-name="P23">Entwickeln Sie eine Funktion <text:span text:style-name="T8">place-shape</text:span>, die eine geometrische Form, eine Farbe und ein Bild konsumiert und ein Bild produziert, auf dem die Form in der Farbe an der richtigen Stelle auf das ursprüngliche Bild gemalt wurde.</text:p>
            </text:list-item>
          </text:list>
        </text:list-item>
        <text:list-item>
          <text:p text:style-name="P32">Sich bewegende Formen</text:p>
          <text:list>
            <text:list-item>
              <text:p text:style-name="P23">Entwickeln Sie eine Datendefinition <text:span text:style-name="T8">MovingShape</text:span> für sich bewegende Formen. Speichern Sie für eine sich bewegende Form einen Bewegungsvektor und eine geometrische Form.</text:p>
            </text:list-item>
            <text:list-item>
              <text:p text:style-name="P23">Entwickeln Sie ein Template <text:span text:style-name="T8">template-for-moving-shape</text:span> für Funktionen, die sich bewegende Formen konsumieren.</text:p>
            </text:list-item>
            <text:list-item>
              <text:p text:style-name="P23">Entwickeln Sie eine Funktion <text:span text:style-name="T8">move-moving-shape</text:span>, die eine sich bewegende Form konsumiert und eine sich bewegende Form produziert, die sich um einen Schritt weiter bewegt hat.</text:p>
            </text:list-item>
            <text:list-item>
              <text:p text:style-name="P23">Entwickeln Sie eine Funktion <text:span text:style-name="T8">bounce-moving-shape-x</text:span>, die eine sich bewegende Form konsumiert und eine sich bewegende Form produziert, die von der linken oder rechten Seitenwand des Fenster abgeprallt ist, falls sie die jeweilige Seitenwand berührt. Zum Beispiel sollte sich die Form nach rechts bewegen, nachdem sie die linke Seitenwand berührt hat.</text:p>
            </text:list-item>
            <text:list-item>
              <text:p text:style-name="P23">Entwickeln Sie eine Funktion <text:span text:style-name="T8">bounce-moving-shape-y</text:span>, die eine sich bewegende Form konsumiert und eine sich bewegende Form produziert, die von der oberen oder unteren Seitenwand des Fenster abgeprallt ist, falls sie die jeweilige Seitenwand berührt. Zum Beispiel sollte sich die Form nach unten bewegen, nachdem sie die obere Seitenwand berührt hat.</text:p>
            </text:list-item>
            <text:list-item>
              <text:p text:style-name="P23">Entwickeln Sie eine Funktion <text:span text:style-name="T8">bounce-moving-shape</text:span>, die eine sich bewegende Form konsumiert und eine sich bewegende Form produziert, die von allen Seitenwänden des Fensters abgeprallt ist, die sie berührt.</text:p>
            </text:list-item>
          </text:list>
        </text:list-item>
        <text:list-item>
          <text:p text:style-name="P25">Listen</text:p>
          <text:list>
            <text:list-item>
              <text:p text:style-name="P30">Entwickeln Sie ein Template <text:span text:style-name="T8">template-for-list</text:span> für Funktionen, die Listen konsumieren.</text:p>
            </text:list-item>
            <text:list-item>
              <text:p text:style-name="P23">Entwickeln Sie eine Funktion <text:span text:style-name="T12">move-moving-shapes</text:span>, die eine Liste sich bewegender Formen konsumiert und eine Liste sich bewegender Formen produziert, die sich um einen Schritt weiter bewegt haben.</text:p>
            </text:list-item>
            <text:list-item>
              <text:p text:style-name="P16">Entwickeln Sie eine Funktion <text:span text:style-name="T12">bounce-moving-shapes</text:span>, die eine Liste sich bewegender Formen konsumiert und eine Liste sich bewegender Formen produziert, die jeweils von den Seitenwänden des Fensters abgeprallt sind, die sie berühren.</text:p>
            </text:list-item>
            <text:list-item>
              <text:p text:style-name="P22">Entwickeln Sie eine Funktion <text:span text:style-name="T8">place-moving-shapes</text:span>, die eine Liste sich bewegender Formen, die Position des Mauszeigers und ein Bild konsumiert und ein Bild produziert, auf dem alle Formen aus der Liste in der richtigen Farbe an der richtigen Stelle auf das ursprüngliche Bild gemalt wurden.</text:p>
            </text:list-item>
          </text:list>
        </text:list-item>
        <text:list-item>
          <text:p text:style-name="P18">Simulationszustand</text:p>
          <text:list>
            <text:list-item>
              <text:p text:style-name="P17">Entwickeln Sie eine Datendefinition <text:span text:style-name="T8">WorldState</text:span> für den Zustand der Simulation. Speichern Sie im Zustand die Position des Mauszeigers und eine Liste sich bewegender Formen.</text:p>
            </text:list-item>
            <text:list-item>
              <text:p text:style-name="P17">Entwickeln Sie ein Template <text:span text:style-name="T8">template-for-world-state</text:span> für Funktionen, die den Zustand der Simulation konsumieren.</text:p>
            </text:list-item>
            <text:list-item>
              <text:p text:style-name="P17">Entwickeln Sie eine Funktion <text:span text:style-name="T8">draw-world-state</text:span>, die den Zustand der Simulation konsumiert und ein Bild produziert, auf dem alle Formen in der richtigen Farbe zu sehen sind.</text:p>
            </text:list-item>
            <text:list-item>
              <text:p text:style-name="P17">Entwickeln Sie eine Funktion <text:span text:style-name="T8">handle-mouse-event</text:span>, die den Zustand der Simulation, die X-Koordinate des Mauszeigers, die Y-Koordinate des Mauszeigers, und ein Mausereignis konsumiert und einen neuen Zustand der Simulation produziert, in dem die Position des Mauszeigers gespeichert ist.</text:p>
            </text:list-item>
            <text:list-item>
              <text:p text:style-name="P17">Entwickeln Sie eine Funktion <text:span text:style-name="T8">tick-world-state</text:span>, die den Zustand der Simulation konsumiert und einen neuen Zustand der Simulation produziert, in dem sich alle Formen ein Stück weiter bewegt haben und bei Bedarf von den Seitenwänden des Fensters abgeprallt sind.</text:p>
            </text:list-item>
          </text:list>
        </text:list-item>
        <text:list-item>
          <text:p text:style-name="P18">Fertig!</text:p>
          <text:list>
            <text:list-item>
              <text:p text:style-name="P17">Definieren Sie einen initialen Zustand der Simulation, in dem sich einige Formen befinden.</text:p>
            </text:list-item>
            <text:list-item>
              <text:p text:style-name="P17">Setzen Sie die Funktionen <text:span text:style-name="T8">draw-world-state</text:span>, <text:span text:style-name="T8">handle-mouse-event</text:span> und <text:span text:style-name="T8">tick-world-state</text:span> zu einer Simulation mit <text:span text:style-name="T8">big-bang</text:span> zusammen.</text:p>
            </text:list-item>
            <text:list-item>
              <text:p text:style-name="P17">Lassen Sie die Formen durcheinander flieg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ndarra" svg:font-family="Candarra"/>
    <style:font-face style:name="Cndara" svg:font-family="Cndara"/>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Candara1" svg:font-family="Candara" style:font-adornments="Standar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illmann Rendel</meta:initial-creator>
    <meta:creation-date>2012-05-03T13:15:43.17</meta:creation-date>
    <dc:date>2012-06-01T20:29:14.14</dc:date>
    <dc:creator>Tillmann Rendel</dc:creator>
    <meta:editing-duration>PT08H46M49S</meta:editing-duration>
    <meta:editing-cycles>21</meta:editing-cycles>
    <meta:generator>OpenOffice.org/3.1$Win32 OpenOffice.org_project/310m19$Build-9420</meta:generator>
    <meta:printed-by>Tillmann Rendel</meta:printed-by>
    <meta:print-date>2012-05-10T13:48:08.68</meta:print-date>
    <meta:document-statistic meta:table-count="0" meta:image-count="0" meta:object-count="1" meta:page-count="3" meta:paragraph-count="70" meta:word-count="1336" meta:character-count="9278"/>
  </office:meta>
</office:document-meta>
</file>

<file path=Object 1/content.xml><?xml version="1.0" encoding="utf-8"?>
<!DOCTYPE math  PUBLIC '-//OpenOffice.org//DTD Modified W3C MathML 1.01//EN'  'math.dtd'>
<math:math xmlns:math="http://www.w3.org/1998/Math/MathML">
  <math:semantics>
    <math:mrow>
      <math:mi math:fontstyle="italic">distance</math:mi>
      <math:mo math:stretchy="false">=</math:mo>
      <math:msqrt>
        <math:mrow>
          <math:msup>
            <math:mi>x</math:mi>
            <math:mn>2</math:mn>
          </math:msup>
          <math:mo math:stretchy="false">+</math:mo>
          <math:msup>
            <math:mi>y</math:mi>
            <math:mn>2</math:mn>
          </math:msup>
        </math:mrow>
      </math:msqrt>
    </math:mrow>
    <math:annotation math:encoding="StarMath 5.0">distance = sqrt{x^2 + y^2} </math:annotation>
  </math:semantics>
</math:math>
</file>